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automatic-styles>
    <style:style style:name="P1" style:parent-style-name="Normal" style:master-page-name="MP0" style:family="paragraph">
      <style:paragraph-properties fo:break-before="page"/>
      <style:text-properties fo:font-weight="bold" style:font-weight-asian="bold" style:font-weight-complex="bold"/>
    </style:style>
    <style:style style:name="T2" style:parent-style-name="DefaultParagraphFont" style:family="text">
      <style:text-properties fo:font-weight="bold" style:font-weight-asian="bold" style:font-weight-complex="bold" style:text-underline-type="single" style:text-underline-style="solid" style:text-underline-width="auto" style:text-underline-mode="continuous"/>
    </style:style>
  </office:automatic-styles>
  <office:body>
    <office:text text:use-soft-page-breaks="true">
      <text:p text:style-name="P1">Initial post</text:p>
      <text:p text:style-name="Normal">by <text:a xlink:href="https://www.my-course.co.uk/user/view.php?id=24199&amp;course=12059" office:target-frame-name="_top" xlink:show="replace"><text:span text:style-name="Hyperlink">Todd Edge</text:span></text:a> - Thursday, 17 October 2024, 11:19 PM</text:p>
      <text:p text:style-name="Normal">Number of replies: 1</text:p>
      <text:p text:style-name="Normal">The cryptanalysis partly agrees with the assertion that ‘TrueCrypt is not secure’, in that the report found various vulnerabilities, however most of these were found to range from low to medium, and not high, finding no backdoor vulnerabilities (Junestam &amp; Guigo, 2014). This suggests that TrueCrypt provides some security. However, the suggestion that it ‘may contain unfixed security issues’ is more closely reflected in the report, as the authors highlight readability issues – such as lack of comments, and mixing user-mode and kernel-mode functions with the same name – which makes its code difficult to review for security flaws (Junestam &amp; Guigo, 2014). In addition  to this, one of the main findings was that the volume header has a low iteration count, meaning that a Brute Force attack on the volume header is easier, as well as memory leak issues where data was found in page-out memory (Junestam &amp; Guigo, 2014).</text:p>
      <text:p text:style-name="Normal">I would not recommend TrueCrypt to a friend, based on the findings of the cryptanalysis. However, if their use of TrueCrypt was unavoidable, I would advise their using a strong and unique password in order to reduce the likelihood of attackers guessing the header key. I would also advise them – as per TrueCrypt’s suggestion (Junestam &amp; Guigo, 2014) – to encrypt the entire system disk to reduce data leakage through various code vulnerabilities.</text:p>
      <text:p text:style-name="Normal"/>
      <text:p text:style-name="Normal"/>
      <text:p text:style-name="Normal"><text:span text:style-name="T2">References</text:span></text:p>
      <text:p text:style-name="Normal">Junestam, A. &amp; Guigo, N. (2014) Open Crypto Audit Project Truecrypt Security Assessment.</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Todd Edge</meta:initial-creator>
    <dc:creator>Todd Edge</dc:creator>
    <meta:creation-date>2024-10-19T00:38:00Z</meta:creation-date>
    <dc:date>2024-10-21T19:44:00Z</dc:date>
    <meta:template xlink:href="Normal.dotm" xlink:type="simple"/>
    <meta:editing-cycles>2</meta:editing-cycles>
    <meta:editing-duration>PT900S</meta:editing-duration>
    <meta:document-statistic meta:page-count="1" meta:paragraph-count="3" meta:word-count="245" meta:character-count="1639" meta:row-count="11" meta:non-whitespace-character-count="1397"/>
  </office:meta>
</office:document-meta>
</file>